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A000000A134769FC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" svg:font-family="Courier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e4c9c" officeooo:paragraph-rsid="001e4c9c"/>
    </style:style>
    <style:style style:name="P2" style:family="paragraph" style:parent-style-name="Footer">
      <style:paragraph-properties fo:text-align="center" style:justify-single-word="false"/>
      <style:text-properties officeooo:rsid="001caab9" officeooo:paragraph-rsid="001caab9"/>
    </style:style>
    <style:style style:name="P3" style:family="paragraph" style:parent-style-name="Standard">
      <style:paragraph-properties fo:text-align="start" style:justify-single-word="false"/>
      <style:text-properties fo:font-size="16pt" officeooo:rsid="001e143f" officeooo:paragraph-rsid="00211462" style:font-size-asian="16pt" style:font-size-complex="16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" fo:font-size="15.6999998092651pt" officeooo:paragraph-rsid="00211462" style:font-name-asian="Courier" style:font-size-asian="15.6999998092651pt" style:font-name-complex="Courier" style:font-size-complex="15.6999998092651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" fo:font-size="15.6999998092651pt" fo:font-weight="normal" officeooo:paragraph-rsid="00211462" style:font-name-asian="Courier" style:font-size-asian="15.6999998092651pt" style:font-weight-asian="normal" style:font-name-complex="Courier" style:font-size-complex="15.6999998092651pt" style:font-weight-complex="normal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" fo:font-size="15.6999998092651pt" fo:font-weight="normal" officeooo:rsid="00226204" officeooo:paragraph-rsid="00211462" style:font-name-asian="Courier" style:font-size-asian="15.6999998092651pt" style:font-weight-asian="normal" style:font-name-complex="Courier" style:font-size-complex="15.6999998092651pt" style:font-weight-complex="normal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" fo:font-size="15.6999998092651pt" fo:font-weight="normal" officeooo:rsid="001e34d3" officeooo:paragraph-rsid="00211462" style:font-name-asian="Courier" style:font-size-asian="15.6999998092651pt" style:font-weight-asian="normal" style:font-name-complex="Courier" style:font-size-complex="15.6999998092651pt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Liberation Serif" fo:font-size="15.6999998092651pt" officeooo:rsid="0021c77b" officeooo:paragraph-rsid="0021c77b" style:font-size-asian="15.6999998092651pt" style:font-size-complex="15.6999998092651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Liberation Serif" fo:font-size="15.6999998092651pt" fo:font-weight="normal" officeooo:paragraph-rsid="00211462" style:font-size-asian="15.6999998092651pt" style:font-weight-asian="normal" style:font-size-complex="15.6999998092651pt" style:font-weight-complex="normal"/>
    </style:style>
    <style:style style:name="T1" style:family="text">
      <style:text-properties fo:color="#000000" style:font-name="Liberation Serif" fo:font-size="15.6999998092651pt" style:font-name-asian="Courier" style:font-size-asian="15.6999998092651pt" style:font-name-complex="Courier" style:font-size-complex="15.6999998092651pt"/>
    </style:style>
    <style:style style:name="T2" style:family="text">
      <style:text-properties fo:color="#000000" style:font-name="Liberation Serif" fo:font-size="15.6999998092651pt" officeooo:rsid="00226204" style:font-name-asian="Courier" style:font-size-asian="15.6999998092651pt" style:font-name-complex="Courier" style:font-size-complex="15.6999998092651pt"/>
    </style:style>
    <style:style style:name="T3" style:family="text">
      <style:text-properties fo:color="#000000" style:font-name-asian="Courier" style:font-name-complex="Courier"/>
    </style:style>
    <style:style style:name="T4" style:family="text">
      <style:text-properties fo:color="#000000" officeooo:rsid="00226204" style:font-name-asian="Courier" style:font-name-complex="Courier"/>
    </style:style>
    <style:style style:name="T5" style:family="text">
      <style:text-properties fo:color="#000000" fo:font-style="italic" fo:font-weight="bold" style:font-name-asian="Courier" style:font-style-asian="italic" style:font-weight-asian="bold" style:font-name-complex="Courier" style:font-style-complex="italic" style:font-weight-complex="bold"/>
    </style:style>
    <style:style style:name="T6" style:family="text">
      <style:text-properties officeooo:rsid="00226204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<text:span text:style-name="T2">President </text:span><text:span text:style-name="T1"><text:s/>F irst Last </text:span></text:p>
      <text:p text:style-name="P4">School Name </text:p>
      <text:p text:style-name="P4">Address </text:p>
      <text:p text:style-name="P4">C ity, </text:p>
      <text:p text:style-name="P4">S t Z ip</text:p>
      <text:p text:style-name="P4"/>
      <text:p text:style-name="P4">Dear PTA/PTO President,</text:p>
      <text:p text:style-name="P4"/>
      <text:p text:style-name="P8"><text:span text:style-name="T3">It's easy to see why many of Parent Teacher organizations on the Coastside are participating in our fundraising program – it generates substantial funds an there's almost no work for you to do.</text:span></text:p>
      <text:p text:style-name="P8"/>
      <text:p text:style-name="P8"><text:span text:style-name="T3">Here's how it works:</text:span></text:p>
      <text:p text:style-name="P4"/>
      <text:p text:style-name="P9"><text:span text:style-name="T3">We offer a 5 - week program entitled “</text:span><text:span text:style-name="T4">Skills for School” </text:span><text:span text:style-name="T3">in which children develop focus, perseverance, and learn how to set and attain goals. <text:s/>We also cover child safety and teach basic non-aggressive self defense skills. <text:s/>Groups meet twice a week in one hour sessions at our nearby facility . <text:s/>The total price of the program is $75 including a martial arts uniform. <text:s/>And </text:span><text:span text:style-name="T5">100% of funds raised go directly to your organization.</text:span><text:span text:style-name="T3"> <text:s/></text:span></text:p>
      <text:p text:style-name="P9"/>
      <text:p text:style-name="P9"><text:span text:style-name="T3">We provide you with as many fliers as you</text:span><text:span text:style-name="T4">'d like to promote the program. <text:s/>Your fliers are customized to make it clear that all funds go to support your organization. <text:s/>I've en</text:span><text:span text:style-name="T3">closed a sample flier so you can see exactly what they will look like.</text:span></text:p>
      <text:p text:style-name="P5"/>
      <text:p text:style-name="P5">All you nee d to do is distribute the fliers through send-home packets and/or at events. <text:s/>We take care of everything else.</text:p>
      <text:p text:style-name="P5"/>
      <text:p text:style-name="P5"><text:span text:style-name="T7">When parents enroll their children, they make their checks payable to your organization.</text:span> <text:s/>We collect the checks and forward them to you. <text:s/><text:span text:style-name="T6">That's it. <text:s/>No </text:span><text:soft-page-break/><text:span text:style-name="T6">money for you to collect, no orders for you to fill out. <text:s/>Just cash the checks when they come in.</text:span></text:p>
      <text:p text:style-name="P6"/>
      <text:p text:style-name="P6">Local PTAs and PTOs have raised thousands of dollars through this program. <text:s/>We have been helping children improve their lives sinc 1997. <text:s/>Parents and teachers frequently speak of the beneficial effects that Kuk Sool Won has had on school performance, self-esteem, and general attitude.</text:p>
      <text:p text:style-name="P6"/>
      <text:p text:style-name="P5"><text:span text:style-name="T6">Please contact me at 650-274-2844 and I'</text:span>ll be happy to answer any questions you have and arrange for yo u to get as many fliers as you need. </text:p>
      <text:p text:style-name="P5"/>
      <text:p text:style-name="P7">Sincerely,</text:p>
      <text:p text:style-name="P7"/>
      <text:p text:style-name="P6">Master Paul Carmody</text:p>
      <text:p text:style-name="P6">Kuk Sool Won of Half Moon B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" svg:font-family="Courier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e4c9c" officeooo:paragraph-rsid="001e4c9c"/>
    </style:style>
    <style:style style:name="MP2" style:family="paragraph" style:parent-style-name="Footer">
      <style:paragraph-properties fo:text-align="center" style:justify-single-word="false"/>
      <style:text-properties officeooo:rsid="001caab9" officeooo:paragraph-rsid="001caab9"/>
    </style:style>
    <style:style style:name="M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1"><draw:frame draw:style-name="Mfr1" draw:name="Image5" text:anchor-type="paragraph" svg:width="4.5335in" svg:height="1.2138in" draw:z-index="0"><draw:image xlink:href="Pictures/100002010000020A000000A134769FC7.png" xlink:type="simple" xlink:show="embed" xlink:actuate="onLoad"/></draw:frame></text:p>
      </style:header-first>
      <style:footer>
        <text:p text:style-name="MP2">www.hmbma.com </text:p>
      </style:footer>
      <style:footer-first>
        <text:p text:style-name="MP2">www.hmbma.com 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4T07:47:43.828605782</meta:creation-date>
    <dc:date>2015-08-25T11:17:01.585140087</dc:date>
    <meta:editing-duration>PT41M46S</meta:editing-duration>
    <meta:editing-cycles>7</meta:editing-cycles>
    <meta:generator>LibreOffice/4.2.8.2$Linux_X86_64 LibreOffice_project/420m0$Build-2</meta:generator>
    <meta:document-statistic meta:table-count="0" meta:image-count="1" meta:object-count="0" meta:page-count="2" meta:paragraph-count="19" meta:word-count="323" meta:character-count="1852" meta:non-whitespace-character-count="1524"/>
  </office:meta>
</office:document-meta>
</file>